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ource Sans Pro" svg:font-family="'Source Sans Pro',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orphans="2" fo:widows="2"/>
      <style:text-properties fo:font-variant="normal" fo:text-transform="none" fo:color="#000000" style:font-name="Source Sans Pro" fo:font-size="14pt" fo:letter-spacing="normal" fo:font-style="normal" fo:font-weight="normal"/>
    </style:style>
    <style:style style:name="P2" style:family="paragraph" style:parent-style-name="Text_20_body" style:list-style-name="L1">
      <style:paragraph-properties fo:margin-top="0cm" fo:margin-bottom="0cm" fo:orphans="2" fo:widows="2"/>
      <style:text-properties fo:font-variant="normal" fo:text-transform="none" fo:color="#000000" style:font-name="Source Sans Pro" fo:font-size="14pt" fo:letter-spacing="normal" fo:font-style="normal" fo:font-weight="normal"/>
    </style:style>
    <style:style style:name="P3" style:family="paragraph" style:parent-style-name="Text_20_body" style:list-style-name="L1">
      <style:paragraph-properties fo:margin-top="0cm" fo:margin-bottom="0cm" fo:orphans="2" fo:widows="2"/>
    </style:style>
    <style:style style:name="T1" style:family="text">
      <style:text-properties fo:font-variant="normal" fo:text-transform="none" fo:color="#000000" style:font-name="Source Sans Pro" fo:font-size="14pt" fo:letter-spacing="normal" fo:font-style="normal" fo:font-weight="normal"/>
    </style:style>
    <style:style style:name="T2" style:family="text">
      <style:text-properties fo:font-variant="normal" fo:text-transform="none" fo:color="#000000" style:font-name="Source Sans Pro" fo:font-size="14pt" fo:letter-spacing="normal" fo:font-style="normal" fo:font-weight="bol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ummary Document</text:p>
      <text:p text:style-name="Standard"/>
      <text:p text:style-name="Standard">Fintan Guckian</text:p>
      <text:p text:style-name="Standard"/>
      <text:p text:style-name="Standard">SID 11630129</text:p>
      <text:p text:style-name="Standard"/>
      <text:p text:style-name="Standard">Assignment 4: Debugging</text:p>
      <text:p text:style-name="Standard"/>
      <text:p text:style-name="Standard"/>
      <text:p text:style-name="Standard"/>
      <text:p text:style-name="Standard">1.1 </text:p>
      <text:p text:style-name="Standard"/>
      <text:list xml:id="list3978590884232741969" text:style-name="L1">
        <text:list-item>
          <text:p text:style-name="P2">For each bug:</text:p>
          <text:list>
            <text:list-item>
              <text:p text:style-name="P2">The user tests (in UAT format) that demonstrate the bug. (specifying expected buggy output)</text:p>
            </text:list-item>
            <text:list-item>
              <text:p text:style-name="P2">Output demonstrating the buggy behaviour.</text:p>
            </text:list-item>
            <text:list-item>
              <text:p text:style-name="P3"><text:span text:style-name="T1">A </text:span><text:span text:style-name="Strong_20_Emphasis"><text:span text:style-name="T2">debugging log </text:span></text:span><text:span text:style-name="T1">recording the succession of hypotheses, tests, and results of those tests that you used to trace the origin of each bug.</text:span></text:p>
            </text:list-item>
            <text:list-item>
              <text:p text:style-name="P2">'Before' and 'after' screen shots identifying the origin of the bug. (show variable values)</text:p>
            </text:list-item>
            <text:list-item>
              <text:p text:style-name="P2">Output demonstrating correct operation after resolution of each bug.</text:p>
            </text:list-item>
            <text:list-item>
              <text:p text:style-name="P2">Test results from the user test you specified for each bug demonstrating correct operation.</text:p>
            </text:list-item>
          </text:list>
        </text:list-item>
        <text:list-item>
          <text:p text:style-name="P1">Copies of the files and/or a link to the version control repository where all code development and tests for the debugging assignment can be found. Include a README file at the top of the directory indicating where in your repository the files related to each debugging effort can be found. Make sure you commit both at the start of the debugging process, once you have developed an automated test demonstrating each bug, and after you have resolved each bug.</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ource Sans Pro" svg:font-family="'Source Sans Pro',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 s</meta:initial-creator>
    <meta:creation-date>2018-10-05T15:34:56.21</meta:creation-date>
    <meta:document-statistic meta:table-count="0" meta:image-count="0" meta:object-count="0" meta:page-count="1" meta:paragraph-count="13" meta:word-count="180" meta:character-count="1075"/>
    <dc:date>2018-10-05T15:39:04.38</dc:date>
    <dc:creator>sa s</dc:creator>
    <meta:editing-duration>PT4M8S</meta:editing-duration>
    <meta:editing-cycles>1</meta:editing-cycles>
    <meta:generator>OpenOffice/4.1.1$Win32 OpenOffice.org_project/411m6$Build-9775</meta:generator>
  </office:meta>
</office:document-meta>
</file>